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B12D97AE17E31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20100000640000003840B12D97AE17E31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0:24:52.106155816</meta:creation-date>
    <dc:date>2024-03-14T10:25:01.814094459</dc:date>
    <meta:editing-duration>PT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